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4pt" fo:font-weight="bold" officeooo:rsid="0013da8d" officeooo:paragraph-rsid="0013da8d" style:font-size-asian="12.25pt" style:font-weight-asian="bold" style:font-size-complex="14pt" style:font-weight-complex="bold"/>
    </style:style>
    <style:style style:name="P2" style:family="paragraph" style:parent-style-name="Standard">
      <style:paragraph-properties fo:text-align="justify" style:justify-single-word="false"/>
      <style:text-properties officeooo:rsid="000ed05c" officeooo:paragraph-rsid="0019542f"/>
    </style:style>
    <style:style style:name="T1" style:family="text">
      <style:text-properties officeooo:rsid="0010084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 Robots aren't killing the American Dream</text:p>
      <text:p text:style-name="P2">Reading this article does soothe,if not eradicate, the fear that “Rise of robot age would result in major unemployment issues by reduction in required workforce”. <text:s/>I, myself, had the same debate going on in my mind <text:span text:style-name="T1">for a long time now</text:span>. But, this article does help see a new aspect of thinking how advancement in technology <text:span text:style-name="T1">would, normally, </text:span>complement the current workforce and result in increased <text:span text:style-name="T1">labor </text:span>productivity. <text:span text:style-name="T1">I do agree with the reason that it's the policies that are somewhat more responsible for growth of such negative perceptions about 'future with robots'. I do agree to a greater extent that policies that would evenly distribute profits amogst all the levels of the corporate structure should be implemented which would, in turn, result in reduced 'fear of robot age' (the notion that advancement in technology, specifically automation, would result in increased difficulty for today's middle-class). And, it is worse that some of the top leaders, such as Obama, Christine Lagarde, believe this fear to be absolute(true) and this can prove to <text:s/>be a great deterrant to the advancement of science and technology. </text:span></text:p>
      <text:p text:style-name="P2"/>
      <text:p text:style-name="P2"><text:span text:style-name="T1">There are various methods suggested such as, curbing stock buybacks, tax reform, legislation to foster care, etc. , which could alleviate these misconceptions but it requires efforts at top most level so that the suggested reforms can be enacted. The article does describe the benefits that people in all sectors gained when industrial automation was introduced and it was the fair policies, union efforts and taxation rules that ensured fair sharing of profits which began to erode with time and ultimately failed to maintain that fairness. Overall, the article shares a good insight into what may have led people to think that the age of robots will result in increased loss of emploment opportunitties fot the middle class and how introducing some appropriate policies may help overcome some of that fear and result in positive attitude towards 'the future with robots'. <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22:23:19.159098505</meta:creation-date>
    <dc:date>2017-03-03T16:33:38.400681081</dc:date>
    <meta:editing-duration>PT7H5M51S</meta:editing-duration>
    <meta:editing-cycles>7</meta:editing-cycles>
    <meta:generator>LibreOffice/4.2.8.2$Linux_X86_64 LibreOffice_project/420m0$Build-2</meta:generator>
    <meta:document-statistic meta:table-count="0" meta:image-count="0" meta:object-count="0" meta:page-count="1" meta:paragraph-count="3" meta:word-count="330" meta:character-count="2046" meta:non-whitespace-character-count="1713"/>
  </office:meta>
</office:document-meta>
</file>